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assembla.com/code/obi/subversion/nodes/prog1?rev=18">http://www.assembla.com/code/obi/subversion/nodes/prog1?rev=18</text:a></text:p>
      <text:p text:style-name="Standard"/>
      <text:p text:style-name="Standard"><text:a xlink:type="simple" xlink:href="http://www.assembla.com/code/obi/subversion/nodes/prog1?rev=4">http://www.assembla.com/code/obi/subversion/nodes/prog1?rev=4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uno </meta:initial-creator>
    <meta:creation-date>2011-10-21T09:21:09</meta:creation-date>
    <meta:document-statistic meta:table-count="0" meta:image-count="0" meta:object-count="0" meta:page-count="1" meta:paragraph-count="2" meta:word-count="2" meta:character-count="123"/>
    <dc:date>2011-10-21T09:21:46</dc:date>
    <dc:creator>aluno </dc:creator>
    <meta:editing-duration>PT00H00M37S</meta:editing-duration>
    <meta:editing-cycles>1</meta:editing-cycles>
    <meta:generator>OpenOffice.org/3.2$Linux OpenOffice.org_project/320m12$Build-9483</meta:generator>
  </office:meta>
</office:document-meta>
</file>